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0b037c" officeooo:paragraph-rsid="000b037c" style:font-size-asian="15.75pt" style:font-weight-asian="bold" style:font-size-complex="18pt" style:font-weight-complex="bold"/>
    </style:style>
    <style:style style:name="P2" style:family="paragraph" style:parent-style-name="Standard">
      <style:text-properties fo:font-size="18pt" fo:font-weight="bold" officeooo:rsid="000b037c" officeooo:paragraph-rsid="000cabcd" style:font-size-asian="15.75pt" style:font-weight-asian="bold" style:font-size-complex="18pt" style:font-weight-complex="bold"/>
    </style:style>
    <style:style style:name="P3" style:family="paragraph" style:parent-style-name="Standard">
      <style:text-properties fo:font-size="18pt" fo:font-weight="bold" officeooo:rsid="000b037c" officeooo:paragraph-rsid="001041bf" style:font-size-asian="15.75pt" style:font-weight-asian="bold" style:font-size-complex="18pt" style:font-weight-complex="bold"/>
    </style:style>
    <style:style style:name="P4" style:family="paragraph" style:parent-style-name="Standard">
      <style:text-properties fo:font-size="18pt" fo:font-weight="bold" officeooo:rsid="000b037c" officeooo:paragraph-rsid="00146d0e" style:font-size-asian="15.75pt" style:font-weight-asian="bold" style:font-size-complex="18pt" style:font-weight-complex="bold"/>
    </style:style>
    <style:style style:name="P5" style:family="paragraph" style:parent-style-name="Standard">
      <style:text-properties fo:font-size="18pt" fo:font-weight="bold" officeooo:rsid="000b037c" officeooo:paragraph-rsid="0015de91" style:font-size-asian="15.75pt" style:font-weight-asian="bold" style:font-size-complex="18pt" style:font-weight-complex="bold"/>
    </style:style>
    <style:style style:name="P6" style:family="paragraph" style:parent-style-name="Standard">
      <style:text-properties fo:font-size="18pt" fo:font-weight="bold" officeooo:rsid="000b037c" officeooo:paragraph-rsid="00166bdb" style:font-size-asian="15.75pt" style:font-weight-asian="bold" style:font-size-complex="18pt" style:font-weight-complex="bold"/>
    </style:style>
    <style:style style:name="P7" style:family="paragraph" style:parent-style-name="Standard">
      <style:text-properties fo:font-size="18pt" fo:font-weight="bold" officeooo:rsid="000b037c" officeooo:paragraph-rsid="0019fa23" style:font-size-asian="15.75pt" style:font-weight-asian="bold" style:font-size-complex="18pt" style:font-weight-complex="bold"/>
    </style:style>
    <style:style style:name="P8" style:family="paragraph" style:parent-style-name="Standard">
      <style:text-properties fo:font-size="18pt" fo:font-weight="bold" officeooo:rsid="00129c42" officeooo:paragraph-rsid="00129c42" style:font-size-asian="15.75pt" style:font-weight-asian="bold" style:font-size-complex="18pt" style:font-weight-complex="bold"/>
    </style:style>
    <style:style style:name="P9" style:family="paragraph" style:parent-style-name="Standard">
      <style:text-properties fo:font-size="14pt" fo:font-weight="bold" officeooo:rsid="00129c42" officeooo:paragraph-rsid="00129c42" style:font-size-asian="12.25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0129c42" officeooo:paragraph-rsid="00146d0e" style:font-size-asian="12.25pt" style:font-weight-asian="bold" style:font-size-complex="14pt" style:font-weight-complex="bold"/>
    </style:style>
    <style:style style:name="T1" style:family="text">
      <style:text-properties fo:font-size="14pt" fo:font-weight="normal" style:font-size-asian="12.25pt" style:font-weight-asian="normal" style:font-size-complex="14pt" style:font-weight-complex="normal"/>
    </style:style>
    <style:style style:name="T2" style:family="text">
      <style:text-properties fo:font-size="14pt" fo:font-weight="normal" officeooo:rsid="000da738" style:font-size-asian="12.25pt" style:font-weight-asian="normal" style:font-size-complex="14pt" style:font-weight-complex="normal"/>
    </style:style>
    <style:style style:name="T3" style:family="text">
      <style:text-properties fo:font-size="14pt" style:text-underline-style="solid" style:text-underline-width="auto" style:text-underline-color="font-color" fo:font-weight="normal" style:font-size-asian="12.25pt" style:font-weight-asian="normal" style:font-size-complex="14pt" style:font-weight-complex="normal"/>
    </style:style>
    <style:style style:name="T4" style:family="text">
      <style:text-properties fo:font-size="14pt" style:text-underline-style="solid" style:text-underline-width="auto" style:text-underline-color="font-color" fo:font-weight="normal" officeooo:rsid="000cabcd" style:font-size-asian="12.25pt" style:font-weight-asian="normal" style:font-size-complex="14pt" style:font-weight-complex="normal"/>
    </style:style>
    <style:style style:name="T5" style:family="text">
      <style:text-properties fo:font-size="14pt" style:text-underline-style="solid" style:text-underline-width="auto" style:text-underline-color="font-color" fo:font-weight="normal" officeooo:rsid="000da738" style:font-size-asian="12.25pt" style:font-weight-asian="normal" style:font-size-complex="14pt" style:font-weight-complex="normal"/>
    </style:style>
    <style:style style:name="T6" style:family="text">
      <style:text-properties fo:font-size="14pt" style:text-underline-style="solid" style:text-underline-width="auto" style:text-underline-color="font-color" fo:font-weight="normal" officeooo:rsid="000f88fd" style:font-size-asian="12.25pt" style:font-weight-asian="normal" style:font-size-complex="14pt" style:font-weight-complex="normal"/>
    </style:style>
    <style:style style:name="T7" style:family="text">
      <style:text-properties fo:font-size="14pt" style:text-underline-style="solid" style:text-underline-width="auto" style:text-underline-color="font-color" fo:font-weight="normal" officeooo:rsid="001041bf" style:font-size-asian="12.25pt" style:font-weight-asian="normal" style:font-size-complex="14pt" style:font-weight-complex="normal"/>
    </style:style>
    <style:style style:name="T8" style:family="text">
      <style:text-properties fo:font-size="14pt" style:text-underline-style="solid" style:text-underline-width="auto" style:text-underline-color="font-color" fo:font-weight="normal" officeooo:rsid="0011ea21" style:font-size-asian="12.25pt" style:font-weight-asian="normal" style:font-size-complex="14pt" style:font-weight-complex="normal"/>
    </style:style>
    <style:style style:name="T9" style:family="text">
      <style:text-properties fo:font-size="14pt" style:text-underline-style="solid" style:text-underline-width="auto" style:text-underline-color="font-color" fo:font-weight="normal" officeooo:rsid="00146d0e" style:font-size-asian="12.25pt" style:font-weight-asian="normal" style:font-size-complex="14pt" style:font-weight-complex="normal"/>
    </style:style>
    <style:style style:name="T10" style:family="text">
      <style:text-properties fo:font-size="14pt" style:text-underline-style="solid" style:text-underline-width="auto" style:text-underline-color="font-color" fo:font-weight="normal" officeooo:rsid="00166bdb" style:font-size-asian="12.25pt" style:font-weight-asian="normal" style:font-size-complex="14pt" style:font-weight-complex="normal"/>
    </style:style>
    <style:style style:name="T11" style:family="text">
      <style:text-properties fo:font-size="14pt" style:text-underline-style="none" fo:font-weight="normal" style:font-size-asian="12.25pt" style:font-weight-asian="normal" style:font-size-complex="14pt" style:font-weight-complex="normal"/>
    </style:style>
    <style:style style:name="T12" style:family="text">
      <style:text-properties fo:font-size="14pt" style:text-underline-style="none" fo:font-weight="normal" officeooo:rsid="000bdea1" style:font-size-asian="12.25pt" style:font-weight-asian="normal" style:font-size-complex="14pt" style:font-weight-complex="normal"/>
    </style:style>
    <style:style style:name="T13" style:family="text">
      <style:text-properties fo:font-size="14pt" style:text-underline-style="none" fo:font-weight="normal" officeooo:rsid="000cabcd" style:font-size-asian="12.25pt" style:font-weight-asian="normal" style:font-size-complex="14pt" style:font-weight-complex="normal"/>
    </style:style>
    <style:style style:name="T14" style:family="text">
      <style:text-properties fo:font-size="14pt" style:text-underline-style="none" fo:font-weight="normal" officeooo:rsid="000da738" style:font-size-asian="12.25pt" style:font-weight-asian="normal" style:font-size-complex="14pt" style:font-weight-complex="normal"/>
    </style:style>
    <style:style style:name="T15" style:family="text">
      <style:text-properties fo:font-size="14pt" style:text-underline-style="none" fo:font-weight="normal" officeooo:rsid="000de142" style:font-size-asian="12.25pt" style:font-weight-asian="normal" style:font-size-complex="14pt" style:font-weight-complex="normal"/>
    </style:style>
    <style:style style:name="T16" style:family="text">
      <style:text-properties fo:font-size="14pt" style:text-underline-style="none" fo:font-weight="normal" officeooo:rsid="000f0046" style:font-size-asian="12.25pt" style:font-weight-asian="normal" style:font-size-complex="14pt" style:font-weight-complex="normal"/>
    </style:style>
    <style:style style:name="T17" style:family="text">
      <style:text-properties fo:font-size="14pt" style:text-underline-style="none" fo:font-weight="normal" officeooo:rsid="000f88fd" style:font-size-asian="12.25pt" style:font-weight-asian="normal" style:font-size-complex="14pt" style:font-weight-complex="normal"/>
    </style:style>
    <style:style style:name="T18" style:family="text">
      <style:text-properties fo:font-size="14pt" style:text-underline-style="none" fo:font-weight="normal" officeooo:rsid="001041bf" style:font-size-asian="12.25pt" style:font-weight-asian="normal" style:font-size-complex="14pt" style:font-weight-complex="normal"/>
    </style:style>
    <style:style style:name="T19" style:family="text">
      <style:text-properties fo:font-size="14pt" style:text-underline-style="none" fo:font-weight="normal" officeooo:rsid="0011248c" style:font-size-asian="12.25pt" style:font-weight-asian="normal" style:font-size-complex="14pt" style:font-weight-complex="normal"/>
    </style:style>
    <style:style style:name="T20" style:family="text">
      <style:text-properties fo:font-size="14pt" style:text-underline-style="none" fo:font-weight="normal" officeooo:rsid="0011ea21" style:font-size-asian="12.25pt" style:font-weight-asian="normal" style:font-size-complex="14pt" style:font-weight-complex="normal"/>
    </style:style>
    <style:style style:name="T21" style:family="text">
      <style:text-properties fo:font-size="14pt" style:text-underline-style="none" fo:font-weight="normal" officeooo:rsid="00146d0e" style:font-size-asian="12.25pt" style:font-weight-asian="normal" style:font-size-complex="14pt" style:font-weight-complex="normal"/>
    </style:style>
    <style:style style:name="T22" style:family="text">
      <style:text-properties fo:font-size="14pt" style:text-underline-style="none" fo:font-weight="normal" officeooo:rsid="0015de91" style:font-size-asian="12.25pt" style:font-weight-asian="normal" style:font-size-complex="14pt" style:font-weight-complex="normal"/>
    </style:style>
    <style:style style:name="T23" style:family="text">
      <style:text-properties fo:font-size="14pt" style:text-underline-style="none" fo:font-weight="normal" officeooo:rsid="00177710" style:font-size-asian="12.25pt" style:font-weight-asian="normal" style:font-size-complex="14pt" style:font-weight-complex="normal"/>
    </style:style>
    <style:style style:name="T24" style:family="text">
      <style:text-properties fo:font-size="14pt" style:text-underline-style="none" fo:font-weight="normal" officeooo:rsid="0017f642" style:font-size-asian="12.25pt" style:font-weight-asian="normal" style:font-size-complex="14pt" style:font-weight-complex="normal"/>
    </style:style>
    <style:style style:name="T25" style:family="text">
      <style:text-properties fo:font-size="14pt" style:text-underline-style="none" fo:font-weight="normal" officeooo:rsid="00181588" style:font-size-asian="12.25pt" style:font-weight-asian="normal" style:font-size-complex="14pt" style:font-weight-complex="normal"/>
    </style:style>
    <style:style style:name="T26" style:family="text">
      <style:text-properties fo:font-size="14pt" style:text-underline-style="none" fo:font-weight="normal" officeooo:rsid="0019fa23" style:font-size-asian="12.25pt" style:font-weight-asian="normal" style:font-size-complex="14pt" style:font-weight-complex="normal"/>
    </style:style>
    <style:style style:name="T27" style:family="text">
      <style:text-properties style:text-underline-style="solid" style:text-underline-width="auto" style:text-underline-color="font-color" fo:font-weight="normal" officeooo:rsid="000b037c" style:font-weight-asian="normal" style:font-weight-complex="normal"/>
    </style:style>
    <style:style style:name="T28" style:family="text">
      <style:text-properties style:text-underline-style="solid" style:text-underline-width="auto" style:text-underline-color="font-color" fo:font-weight="normal" officeooo:rsid="000da738" style:font-weight-asian="normal" style:font-weight-complex="normal"/>
    </style:style>
    <style:style style:name="T29" style:family="text">
      <style:text-properties style:text-underline-style="none"/>
    </style:style>
    <style:style style:name="T30" style:family="text">
      <style:text-properties style:text-underline-style="none" fo:font-weight="normal" style:font-weight-asian="normal" style:font-weight-complex="normal"/>
    </style:style>
    <style:style style:name="T31" style:family="text">
      <style:text-properties style:text-underline-style="none" fo:font-weight="normal" officeooo:rsid="000b037c" style:font-weight-asian="normal" style:font-weight-complex="normal"/>
    </style:style>
    <style:style style:name="T32" style:family="text">
      <style:text-properties style:text-underline-style="none" fo:font-weight="normal" officeooo:rsid="0011248c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cesso</text:p>
      <text:p text:style-name="P1"><text:tab/><text:span text:style-name="T1">Golfo de Execução:</text:span></text:p>
      <text:p text:style-name="P1"><text:span text:style-name="T1"><text:tab/><text:tab/></text:span><text:span text:style-name="T3">Formulação de </text:span><text:span text:style-name="T5">i</text:span><text:span text:style-name="T3">ntenção</text:span><text:span text:style-name="T11">: O usuário deseja usar </text:span><text:span text:style-name="T19">o</text:span><text:span text:style-name="T11"> sistema para alugar um livro, cujo ele sabe somente o título do livro e o nome do autor.</text:span></text:p>
      <text:p text:style-name="P1"><text:span text:style-name="T11"><text:tab/><text:tab/></text:span><text:span text:style-name="T3">Especificação da sequência de ações</text:span><text:span text:style-name="T11">: </text:span><text:span text:style-name="T13">O usuário planeja fazer o login, buscar o livro pelo título e nome do autor, e alugá-lo após encontrá-lo.</text:span></text:p>
      <text:p text:style-name="P2"><text:span text:style-name="T12"><text:tab/><text:tab/></text:span><text:span text:style-name="T4">Execução das ações</text:span><text:span text:style-name="T13">: </text:span><text:span text:style-name="T12">O usuário digitará o seu CPF e senha na tela de login. Depois, digitará o título do livro e o nome do autor e irá clicar no botão “Buscar Livro”. </text:span><text:span text:style-name="T14">O sistema apresentará uma lista dos livros que se encontram dentro dos parâmetro definidos pelo usuário. </text:span><text:span text:style-name="T12">Após </text:span><text:span text:style-name="T14">a escolha do usuário,</text:span><text:span text:style-name="T12"> o sistema apresentar</text:span><text:span text:style-name="T14">á</text:span><text:span text:style-name="T12"> as informações do livro, </text:span><text:span text:style-name="T14">e o usuário poderá clicar</text:span><text:span text:style-name="T12"> no botão “Alugar Livro” </text:span><text:span text:style-name="T14">para</text:span><text:span text:style-name="T12"> confirmar a transação.</text:span></text:p>
      <text:p text:style-name="P1"/>
      <text:p text:style-name="P1"><text:tab/><text:span text:style-name="T2">Golfo de Avaliação:</text:span></text:p>
      <text:p text:style-name="P1"><text:span text:style-name="T2"><text:tab/><text:tab/></text:span><text:span text:style-name="T10">Percepção</text:span><text:span text:style-name="T5"> do estado do sistema</text:span><text:span text:style-name="T14">: </text:span><text:span text:style-name="T11">O usuário verá a página de login, que pede pelo seu CPF e senha e também oferece um link para modificar a senha atual. </text:span><text:span text:style-name="T14">Quando logado, o sistema apresentará campos para a busca de um livro. Quando o usuário preencher um ou mais campos e clicar no botão “Buscar Livro” o sistema apresentará </text:span><text:span text:style-name="T15">livros que se encaixam dentro do</text:span><text:span text:style-name="T16">s parâmetros de busca. Quando o usuário escolher um dos livros apresentados, o sistema exibirá os detalhes do livro e pedirá a confirmação do usuário caso ele tente alugar o livro escolhido.</text:span></text:p>
      <text:p text:style-name="P1"><text:span text:style-name="T16"><text:tab/><text:tab/></text:span><text:span text:style-name="T6">Interpretação do estado do sistema</text:span><text:span text:style-name="T17">: O usuário verá a tela de login e saberá que precisa preenchê-la para ter acesso a sua conta. Depois ele verá a tela de busca, e irá preenchê-la para encontrar o livro que deseja alugar. Na tela de resultados ele irá escolher o livro que deseja alugar e na tela de detalhes irá confirmar a transação.</text:span></text:p>
      <text:p text:style-name="P3"><text:span text:style-name="T17"><text:tab/><text:tab/></text:span><text:span text:style-name="T7">Avaliação em </text:span><text:span text:style-name="T8">r</text:span><text:span text:style-name="T7">elação à intenção</text:span><text:span text:style-name="T18">: </text:span><text:span text:style-name="T20">Se o usuário chegar na tela de confirmação para alugar livro sem ver nenhuma mensagem de erro</text:span><text:span text:style-name="T18"> ele saberá que teve sucesso em seu objetivo.</text:span></text:p>
      <text:p text:style-name="P3"/>
      <text:p text:style-name="P8"><text:span text:style-name="T29">Fracasso</text:span></text:p>
      <text:p text:style-name="P9"><text:span text:style-name="T29"><text:tab/></text:span><text:span text:style-name="T30">Golfo de execução:</text:span></text:p>
      <text:p text:style-name="P10"><text:span text:style-name="T30"><text:tab/><text:tab/> </text:span><text:span text:style-name="T27">Formulação de </text:span><text:span text:style-name="T28">i</text:span><text:span text:style-name="T27">ntenção</text:span><text:span text:style-name="T31">: O usuário deseja usar </text:span><text:span text:style-name="T32">o</text:span><text:span text:style-name="T31"> sistema para alugar um livro, cujo ele sabe somente o título do livro e o nome do autor.</text:span></text:p>
      <text:p text:style-name="P4"><text:span text:style-name="T11"><text:tab/><text:tab/></text:span><text:span text:style-name="T3">Especificação da sequência de ações</text:span><text:span text:style-name="T11">: </text:span><text:span text:style-name="T13">O usuário planeja fazer o login, buscar o livro pelo título e nome do autor, e alugá-lo após encontrá-lo.</text:span></text:p>
      <text:p text:style-name="P5"><text:span text:style-name="T13"><text:tab/><text:tab/></text:span><text:span text:style-name="T9">Execução das ações</text:span><text:span text:style-name="T21">: O usuário irá fazer o login, mas o CPF será inválido. O usuário irá fazer o login, mas a senha não corresponde ao CPF. </text:span><text:span text:style-name="T22">O usuário fará a busca pelo livro, mas digita uma letra no campo “Ano”. O usuário fará a busca pelo livro, mas nenhum livro é encontrado com os parâmetros de busca.</text:span></text:p>
      <text:p text:style-name="P5"/>
      <text:p text:style-name="P6"><text:span text:style-name="T22"><text:tab/></text:span><text:span text:style-name="T14">Golfo de Avaliação:</text:span></text:p>
      <text:p text:style-name="P6"><text:span text:style-name="T2"><text:tab/><text:tab/></text:span><text:span text:style-name="T10">Percepção</text:span><text:span text:style-name="T5"> do estado do sistema</text:span><text:span text:style-name="T14">: </text:span><text:span text:style-name="T23">Quando o usuário digita um CPF </text:span><text:soft-page-break/><text:span text:style-name="T23">inválido ou uma senha que não corresponde ao CPF digitado o sistema não fará o login. Caso o usuário digite letras no campo “Ano” uma tela de erro irá alertá-lo. </text:span></text:p>
      <text:p text:style-name="P6"><text:span text:style-name="T16"><text:tab/><text:tab/></text:span><text:span text:style-name="T6">Interpretação do estado do sistema</text:span><text:span text:style-name="T17">: </text:span><text:span text:style-name="T24">Quando o usuário não conseguir logar nenhum aviso é apresentado, deixando ele confuso sobre o porquê de não conseguir fazer o login. </text:span><text:span text:style-name="T25">Quando ele digitar uma letra no campo “Ano”, o aviso o informará de seu erro. Quando ele fizer uma busca que não retorne resultados, a tela de resultados ficará vazia, indicando que o livro não existe ou um dos seus parâmetros de busca está errado.</text:span></text:p>
      <text:p text:style-name="P7"><text:span text:style-name="T17"><text:tab/><text:tab/></text:span><text:span text:style-name="T7">Avaliação em </text:span><text:span text:style-name="T8">r</text:span><text:span text:style-name="T7">elação à intenção</text:span><text:span text:style-name="T18">: </text:span><text:span text:style-name="T26"><text:s/></text:span><text:span text:style-name="T24">Quando o usuário </text:span><text:span text:style-name="T26">errar alguma informação de login ele não saberá se foi um erro seu ou do sistema. Quando ele digitar uma letra no campo “Ano”, ele saberá qual foi seu erro e poderá corrigi-lo. Quando sua busca não tiver resultados, o usuário poderá assumir que o livro buscado não existe no sistema, apesar dessa informação não ficar totalmente clar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7T14:51:21.240937934</meta:creation-date>
    <meta:generator>LibreOffice/4.2.8.2$Linux_X86_64 LibreOffice_project/420m0$Build-2</meta:generator>
    <dc:date>2018-04-07T15:51:34.271128136</dc:date>
    <meta:editing-duration>PT55M32S</meta:editing-duration>
    <meta:editing-cycles>18</meta:editing-cycles>
    <meta:document-statistic meta:table-count="0" meta:image-count="0" meta:object-count="0" meta:page-count="2" meta:paragraph-count="18" meta:word-count="611" meta:character-count="3476" meta:non-whitespace-character-count="2852"/>
  </office:meta>
</office:document-meta>
</file>